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1T01:12:41.478664238</dc:date>
    <meta:editing-duration>PT2H26M36S</meta:editing-duration>
    <meta:editing-cycles>56</meta:editing-cycles>
    <meta:generator>LibreOffice/7.3.3.2$Linux_X86_64 LibreOffice_project/30$Build-2</meta:generator>
    <meta:document-statistic meta:object-count="1455"/>
  </office:meta>
</office:document-meta>
</file>